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6" style:family="graphic" style:parent-style-name="Default_5f_1">
      <style:graphic-properties draw:textarea-vertical-align="middle"/>
    </style:style>
    <style:style style:name="gr7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4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54cm" fo:min-width="1.1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3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85cm" fo:min-width="0.682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draw:fill="none" fo:min-height="0.886cm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86cm" fo:min-width="2.051cm"/>
      <style:paragraph-properties style:writing-mode="lr-tb"/>
    </style:style>
    <style:style style:name="gr26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8.5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pt" fo:language="en" fo:country="GB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8.5pt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8.5pt" fo:language="en" fo:country="GB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.5pt" fo:language="en" fo:country="GB"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8.5pt" fo:language="en" fo:country="GB"/>
    </style:style>
    <style:style style:name="T1" style:family="text">
      <style:text-properties fo:font-size="8.5pt" fo:language="en" fo:country="GB"/>
    </style:style>
    <style:style style:name="T2" style:family="text">
      <style:text-properties style:text-position="-33% 58%" fo:font-size="8.5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size="13pt" fo:language="en" fo:country="GB" style:font-size-asian="13pt" style:font-size-complex="13pt"/>
    </style:style>
    <style:style style:name="T5" style:family="text">
      <style:text-properties style:text-position="-33% 58%" fo:font-size="13pt" fo:language="en" fo:country="GB" style:font-size-asian="13pt" style:font-size-complex="13pt"/>
    </style:style>
    <style:style style:name="T6" style:family="text">
      <style:text-properties fo:font-size="8.5pt"/>
    </style:style>
    <style:style style:name="T7" style:family="text">
      <style:text-properties style:text-position="-33% 58%" fo:font-size="8.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text-position="-33% 58%" fo:font-size="13pt" style:font-size-asian="13pt" style:font-size-complex="13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fo:language="en" fo:country="GB" style:font-size-asian="15pt" style:font-size-complex="15pt"/>
    </style:style>
    <style:style style:name="T14" style:family="text">
      <style:text-properties fo:color="#3465a4" fo:font-size="8.5pt" fo:language="en" fo:country="GB" fo:font-weight="bold" style:font-weight-asian="bold" style:font-weight-complex="bold"/>
    </style:style>
    <style:style style:name="T15" style:family="text">
      <style:text-properties fo:color="#3465a4" style:text-position="-33% 58%" fo:font-size="8.5pt" fo:language="en" fo:country="GB" fo:font-weight="bold" style:font-weight-asian="bold" style:font-weight-complex="bold"/>
    </style:style>
    <style:style style:name="T16" style:family="text">
      <style:text-properties fo:color="#3465a4" fo:font-size="8.5pt" fo:language="en" fo:country="GB" fo:font-weight="bold"/>
    </style:style>
    <style:style style:name="T17" style:family="text">
      <style:text-properties fo:color="#3465a4" style:text-position="-33% 58%" fo:font-size="8.5pt" fo:language="en" fo:country="GB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38cm" svg:height="0.444cm" svg:x="6.725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239cm" svg:height="0.445cm" svg:x="3.172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38cm" svg:height="0.445cm" svg:x="6.799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354cm" svg:height="0.406cm" draw:transform="rotate (1.5707963267949) translate (5.442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.172cm" svg:y1="0.975cm" svg:x2="1.947cm" svg:y2="1.836cm" draw:start-shape="id1" draw:start-glue-point="3" draw:end-shape="id2" draw:end-glue-point="4" svg:d="M3172 975h-1225v861" svg:viewBox="0 0 1226 862">
          <text:p/>
        </draw:connector>
        <draw:connector draw:style-name="gr6" draw:text-style-name="P1" draw:layer="layout" svg:x1="1.947cm" svg:y1="3.326cm" svg:x2="3.172cm" svg:y2="4.125cm" draw:start-shape="id2" draw:start-glue-point="8" draw:end-shape="id3" draw:end-glue-point="3" svg:d="M1947 3326v799h1225" svg:viewBox="0 0 1226 800">
          <text:p/>
        </draw:connector>
        <draw:connector draw:style-name="gr6" draw:text-style-name="P1" draw:layer="layout" draw:line-skew="0.106cm" svg:x1="9.011cm" svg:y1="6.501cm" svg:x2="5.64cm" svg:y2="6.844cm" draw:start-shape="id4" draw:start-glue-point="2" draw:end-shape="id5" draw:end-glue-point="6" svg:d="M9011 6501v951h-3371v-608" svg:viewBox="0 0 3372 952">
          <text:p/>
        </draw:connector>
        <draw:connector draw:style-name="gr6" draw:text-style-name="P1" draw:layer="layout" svg:x1="4.411cm" svg:y1="4.125cm" svg:x2="6.799cm" svg:y2="4.125cm" draw:start-shape="id3" draw:start-glue-point="1" draw:end-shape="id6" draw:end-glue-point="3" svg:d="M4411 4125h2388" svg:viewBox="0 0 2389 1">
          <text:p/>
        </draw:connector>
        <draw:connector draw:style-name="gr6" draw:text-style-name="P1" draw:layer="layout" svg:x1="5.645cm" svg:y1="3.189cm" svg:x2="6.799cm" svg:y2="4.125cm" draw:start-shape="id7" draw:start-glue-point="3" draw:end-shape="id6" draw:end-glue-point="3" svg:d="M5645 3189v936h1154" svg:viewBox="0 0 1155 937">
          <text:p/>
        </draw:connector>
        <draw:connector draw:style-name="gr6" draw:text-style-name="P1" draw:layer="layout" svg:x1="6.725cm" svg:y1="0.975cm" svg:x2="5.645cm" svg:y2="1.835cm" draw:start-shape="id8" draw:start-glue-point="3" draw:end-shape="id7" draw:end-glue-point="1" svg:d="M6725 975h-1080v860" svg:viewBox="0 0 1081 861">
          <text:p/>
        </draw:connector>
        <draw:custom-shape draw:style-name="gr7" draw:text-style-name="P2" xml:id="id2" draw:id="id2" draw:layer="layout" svg:width="1.363cm" svg:height="1.49cm" svg:x="1.265cm" svg:y="1.83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365cm" svg:height="1.488cm" svg:x="8.329cm" svg:y="5.0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9.012cm" svg:y1="6.249cm" svg:x2="9.012cm" svg:y2="5.228cm">
            <text:p/>
          </draw:line>
        </draw:g>
        <draw:frame draw:style-name="gr10" draw:text-style-name="P4" draw:layer="layout" svg:width="1.363cm" svg:height="1.125cm" svg:x="0.384cm" svg:y="2.264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11" draw:text-style-name="P1" draw:layer="layout" svg:width="1.594cm" svg:height="2.078cm" svg:x="8.205cm" svg:y="1.5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9cm" svg:y1="2.108cm" svg:x2="9cm" svg:y2="3.129cm">
            <text:p/>
          </draw:line>
        </draw:g>
        <draw:custom-shape draw:style-name="gr13" draw:text-style-name="P2" xml:id="id5" draw:id="id5" draw:layer="layout" svg:width="1.592cm" svg:height="2.078cm" svg:x="4.844cm" svg:y="4.766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4.411cm" svg:y1="4.125cm" svg:x2="5.64cm" svg:y2="4.766cm" draw:start-shape="id3" draw:start-glue-point="1" draw:end-shape="id5" draw:end-glue-point="4" svg:d="M4411 4125h1229v641" svg:viewBox="0 0 1230 642">
          <text:p/>
        </draw:connector>
        <draw:connector draw:style-name="gr6" draw:text-style-name="P5" draw:layer="layout" svg:x1="4.411cm" svg:y1="0.975cm" svg:x2="5.645cm" svg:y2="1.835cm" draw:start-shape="id1" draw:start-glue-point="1" draw:end-shape="id7" draw:end-glue-point="1" svg:d="M4411 975h1234v860" svg:viewBox="0 0 1235 861">
          <text:p/>
        </draw:connector>
        <draw:connector draw:style-name="gr6" draw:text-style-name="P5" draw:layer="layout" svg:x1="8.037cm" svg:y1="4.125cm" svg:x2="9.011cm" svg:y2="5.013cm" draw:start-shape="id6" draw:start-glue-point="1" draw:end-shape="id4" draw:end-glue-point="0" svg:d="M8037 4125h974v888" svg:viewBox="0 0 975 889">
          <text:p/>
        </draw:connector>
        <draw:connector draw:style-name="gr6" draw:text-style-name="P5" draw:layer="layout" svg:x1="7.963cm" svg:y1="0.975cm" svg:x2="9.002cm" svg:y2="1.505cm" draw:start-shape="id8" draw:start-glue-point="1" draw:end-shape="id9" draw:end-glue-point="0" svg:d="M7963 975h1039v530" svg:viewBox="0 0 1040 531">
          <text:p/>
        </draw:connector>
        <draw:connector draw:style-name="gr6" draw:text-style-name="P5" draw:layer="layout" svg:x1="9.002cm" svg:y1="3.583cm" svg:x2="9.011cm" svg:y2="5.013cm" draw:start-shape="id9" draw:start-glue-point="2" draw:end-shape="id4" draw:end-glue-point="0" svg:d="M9002 3583v715h9v715" svg:viewBox="0 0 10 1431">
          <text:p/>
        </draw:connector>
        <draw:custom-shape draw:style-name="gr3" draw:text-style-name="P1" xml:id="id10" draw:id="id10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352cm" svg:height="0.406cm" draw:transform="rotate (1.5707963267949) translate (1.741cm 6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4.411cm" svg:y1="7.435cm" svg:x2="5.64cm" svg:y2="6.844cm" draw:start-shape="id10" draw:start-glue-point="1" draw:end-shape="id5" draw:end-glue-point="6" svg:d="M4411 7435h1229v-591" svg:viewBox="0 0 1230 592">
          <text:p/>
        </draw:connector>
        <draw:connector draw:style-name="gr6" draw:text-style-name="P5" draw:layer="layout" svg:x1="1.944cm" svg:y1="5.066cm" svg:x2="3.172cm" svg:y2="4.125cm" draw:start-shape="id11" draw:start-glue-point="1" draw:end-shape="id3" draw:end-glue-point="3" svg:d="M1944 5066v-941h1228" svg:viewBox="0 0 1229 942">
          <text:p/>
        </draw:connector>
        <draw:connector draw:style-name="gr6" draw:text-style-name="P5" draw:layer="layout" svg:x1="1.944cm" svg:y1="6.418cm" svg:x2="3.172cm" svg:y2="7.435cm" draw:start-shape="id11" draw:start-glue-point="3" draw:end-shape="id10" draw:end-glue-point="3" svg:d="M1944 6418v1017h1228" svg:viewBox="0 0 1229 1018">
          <text:p/>
        </draw:connector>
        <draw:frame draw:style-name="gr15" draw:text-style-name="P6" draw:layer="layout" svg:width="1.6cm" svg:height="1.904cm" svg:x="9.565cm" svg:y="5.509cm">
          <draw:text-box>
            <text:p><text:span text:style-name="T4">I</text:span><text:span text:style-name="T5">d</text:span></text:p>
          </draw:text-box>
        </draw:frame>
        <draw:frame draw:style-name="gr16" draw:text-style-name="P7" draw:layer="layout" svg:width="1.393cm" svg:height="1.125cm" svg:x="3.443cm" svg:y="1.199cm">
          <draw:text-box>
            <text:p><text:span text:style-name="T6">R</text:span><text:span text:style-name="T7">1</text:span></text:p>
          </draw:text-box>
        </draw:frame>
        <draw:frame draw:style-name="gr17" draw:text-style-name="P7" draw:layer="layout" svg:width="1.392cm" svg:height="1.124cm" svg:x="7.032cm" svg:y="4.348cm">
          <draw:text-box>
            <text:p><text:span text:style-name="T6">R</text:span><text:span text:style-name="T7">5</text:span></text:p>
          </draw:text-box>
        </draw:frame>
        <draw:frame draw:style-name="gr18" draw:text-style-name="P7" draw:layer="layout" svg:width="0.859cm" svg:height="1.696cm" svg:x="3.364cm" svg:y="4.333cm">
          <draw:text-box>
            <text:p><text:span text:style-name="T6">R</text:span><text:span text:style-name="T7">4</text:span></text:p>
          </draw:text-box>
        </draw:frame>
        <draw:frame draw:style-name="gr19" draw:text-style-name="P7" draw:layer="layout" svg:width="1.393cm" svg:height="1.124cm" svg:x="5.718cm" svg:y="2.235cm">
          <draw:text-box>
            <text:p><text:span text:style-name="T6">R</text:span><text:span text:style-name="T7">3</text:span></text:p>
          </draw:text-box>
        </draw:frame>
        <draw:frame draw:style-name="gr20" draw:text-style-name="P7" draw:layer="layout" svg:width="1.392cm" svg:height="1.125cm" svg:x="6.961cm" svg:y="1.199cm">
          <draw:text-box>
            <text:p><text:span text:style-name="T6">R</text:span><text:span text:style-name="T7">2</text:span></text:p>
          </draw:text-box>
        </draw:frame>
        <draw:frame draw:style-name="gr20" draw:text-style-name="P7" draw:layer="layout" svg:width="1.392cm" svg:height="1.125cm" svg:x="0.88cm" svg:y="5.263cm">
          <draw:text-box>
            <text:p><text:span text:style-name="T6">R</text:span><text:span text:style-name="T7">6</text:span></text:p>
          </draw:text-box>
        </draw:frame>
        <draw:custom-shape draw:style-name="gr21" draw:text-style-name="P5" draw:layer="layout" svg:width="0.175cm" svg:height="0.208cm" svg:x="5.545cm" svg:y="4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8cm" svg:x="8.87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9cm" svg:x="5.545cm" svg:y="7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9cm" svg:x="5.545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4cm" svg:height="0.208cm" svg:x="1.84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182cm" svg:height="2.135cm" svg:x="4.585cm" svg:y="1.452cm">
          <draw:text-box>
            <text:p><text:span text:style-name="T8">+</text:span></text:p>
            <text:p><text:span text:style-name="T9"/></text:p>
            <text:p><text:span text:style-name="T8">V</text:span><text:span text:style-name="T10">b</text:span></text:p>
            <text:p><text:span text:style-name="T8">-</text:span></text:p>
          </draw:text-box>
        </draw:frame>
        <draw:line draw:style-name="gr23" draw:text-style-name="P9" draw:layer="layout" svg:x1="2.421cm" svg:y1="5.066cm" svg:x2="2.421cm" svg:y2="6.59cm">
          <text:p/>
        </draw:line>
        <draw:frame draw:style-name="gr24" draw:text-style-name="P10" draw:layer="layout" svg:width="1.213cm" svg:height="1.136cm" svg:x="2.279cm" svg:y="5.267cm">
          <draw:text-box>
            <text:p><text:span text:style-name="T11">I</text:span><text:span text:style-name="T12">c</text:span></text:p>
          </draw:text-box>
        </draw:frame>
        <draw:frame draw:style-name="gr16" draw:text-style-name="P7" draw:layer="layout" svg:width="1.393cm" svg:height="1.125cm" svg:x="3.444cm" svg:y="7.642cm">
          <draw:text-box>
            <text:p><text:span text:style-name="T6">R</text:span><text:span text:style-name="T7">7</text:span></text:p>
          </draw:text-box>
        </draw:frame>
        <draw:frame draw:style-name="gr25" draw:text-style-name="P11" draw:layer="layout" svg:width="2.551cm" svg:height="0.936cm" svg:x="5.821cm" svg:y="6.179cm">
          <draw:text-box>
            <text:p><text:span text:style-name="T11">V</text:span><text:span text:style-name="T12">c</text:span><text:span text:style-name="T11"> = K</text:span><text:span text:style-name="T12">c</text:span><text:span text:style-name="T11"> I</text:span><text:span text:style-name="T12">c</text:span><text:span text:style-name="T13"> </text:span></text:p>
          </draw:text-box>
        </draw:frame>
        <draw:frame draw:style-name="gr25" draw:text-style-name="P11" draw:layer="layout" svg:width="2.551cm" svg:height="0.936cm" svg:x="8.984cm" svg:y="3.176cm">
          <draw:text-box>
            <text:p><text:span text:style-name="T11">I</text:span><text:span text:style-name="T12">b</text:span><text:span text:style-name="T11"> = K</text:span><text:span text:style-name="T12">b</text:span><text:span text:style-name="T11">V</text:span><text:span text:style-name="T12">b</text:span><text:span text:style-name="T13"> </text:span></text:p>
          </draw:text-box>
        </draw:frame>
        <draw:frame draw:style-name="gr10" draw:text-style-name="P12" draw:layer="layout" svg:width="1.363cm" svg:height="1.125cm" svg:x="1.147cm" svg:y="3.491cm">
          <draw:text-box>
            <text:p><text:span text:style-name="T14">V</text:span><text:span text:style-name="T15">0</text:span></text:p>
          </draw:text-box>
        </draw:frame>
        <draw:frame draw:style-name="gr10" draw:text-style-name="P12" draw:layer="layout" svg:width="1.363cm" svg:height="1.125cm" svg:x="1.371cm" svg:y="0.383cm">
          <draw:text-box>
            <text:p><text:span text:style-name="T14">V</text:span><text:span text:style-name="T15">1</text:span></text:p>
          </draw:text-box>
        </draw:frame>
        <draw:frame draw:style-name="gr10" draw:text-style-name="P13" draw:layer="layout" svg:width="1.363cm" svg:height="1.125cm" svg:x="5.238cm" svg:y="0.325cm">
          <draw:text-box>
            <text:p><text:span text:style-name="T16">V</text:span><text:span text:style-name="T17">2</text:span></text:p>
          </draw:text-box>
        </draw:frame>
        <draw:frame draw:style-name="gr10" draw:text-style-name="P13" draw:layer="layout" svg:width="1.363cm" svg:height="1.125cm" svg:x="8.838cm" svg:y="0.384cm">
          <draw:text-box>
            <text:p><text:span text:style-name="T16">V</text:span><text:span text:style-name="T17">3</text:span></text:p>
          </draw:text-box>
        </draw:frame>
        <draw:frame draw:style-name="gr10" draw:text-style-name="P13" draw:layer="layout" svg:width="1.363cm" svg:height="1.125cm" svg:x="5.517cm" svg:y="4.163cm">
          <draw:text-box>
            <text:p><text:span text:style-name="T16">V</text:span><text:span text:style-name="T17">4</text:span></text:p>
          </draw:text-box>
        </draw:frame>
        <draw:frame draw:style-name="gr10" draw:text-style-name="P14" draw:layer="layout" svg:width="1.363cm" svg:height="1.125cm" svg:x="8.9cm" svg:y="4.208cm">
          <draw:text-box>
            <text:p><text:span text:style-name="T14">V</text:span><text:span text:style-name="T15">5</text:span></text:p>
          </draw:text-box>
        </draw:frame>
        <draw:frame draw:style-name="gr10" draw:text-style-name="P14" draw:layer="layout" svg:width="1.363cm" svg:height="1.125cm" svg:x="7.929cm" svg:y="7.485cm">
          <draw:text-box>
            <text:p><text:span text:style-name="T14">V</text:span><text:span text:style-name="T15">6</text:span></text:p>
          </draw:text-box>
        </draw:frame>
        <draw:frame draw:style-name="gr10" draw:text-style-name="P13" draw:layer="layout" svg:width="1.363cm" svg:height="1.125cm" svg:x="1.314cm" svg:y="7.237cm">
          <draw:text-box>
            <text:p><text:span text:style-name="T16">V</text:span><text:span text:style-name="T17">7</text:span></text:p>
          </draw:text-box>
        </draw:frame>
        <draw:line draw:style-name="gr26" draw:text-style-name="P9" draw:layer="layout" svg:x1="1.959cm" svg:y1="4.181cm" svg:x2="0.997cm" svg:y2="4.169cm">
          <text:p/>
        </draw:line>
        <draw:line draw:style-name="gr26" draw:text-style-name="P9" draw:layer="layout" svg:x1="1.02cm" svg:y1="3.814cm" svg:x2="1.02cm" svg:y2="4.513cm">
          <text:p/>
        </draw:line>
        <draw:line draw:style-name="gr26" draw:text-style-name="P9" draw:layer="layout" svg:x1="0.94cm" svg:y1="3.974cm" svg:x2="0.94cm" svg:y2="4.421cm">
          <text:p/>
        </draw:line>
        <draw:line draw:style-name="gr26" draw:text-style-name="P9" draw:layer="layout" svg:x1="0.848cm" svg:y1="4.135cm" svg:x2="0.848cm" svg:y2="4.3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3-20">20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7:49:38.108107121</dc:date>
    <meta:editing-duration>PT37M45S</meta:editing-duration>
    <meta:editing-cycles>6</meta:editing-cycles>
    <meta:generator>LibreOffice/6.4.6.2$Linux_X86_64 LibreOffice_project/40$Build-2</meta:generator>
    <meta:document-statistic meta:object-count="65"/>
  </office:meta>
</office:document-meta>
</file>